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${name}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
  </meta:generator>
    <meta:initial-creator>Mirko Nasato</meta:initial-creator>
    <meta:creation-date>2005-05-03T14:23:39</meta:creation-date>
    <dc:creator>Mirko Nasato</dc:creator>
    <dc:date>2005-05-29T10:35:30</dc:date>
    <dc:language>en-US</dc:language>
    <meta:editing-cycles>4</meta:editing-cycles>
    <meta:editing-duration>PT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8"/>
  </office:meta>
</office:document-meta>
</file>